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Helvetica1" fo:font-size="12pt" fo:font-weight="normal" style:font-name-asian="Helvetica1" style:font-size-asian="12pt" style:font-weight-asian="normal" style:font-name-complex="Helvetica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029cm" svg:height="0.475cm" svg:x="8.994cm" svg:y="1.244cm">
          <draw:text-box>
            <text:p text:style-name="P1"><text:span text:style-name="T1">Bank Statement</text:span></text:p>
          </draw:text-box>
        </draw:frame>
        <draw:frame draw:style-name="gr1" draw:text-style-name="P2" draw:layer="layout" svg:width="2.39cm" svg:height="0.475cm" svg:x="1.1cm" svg:y="3.244cm">
          <draw:text-box>
            <text:p text:style-name="P1"><text:span text:style-name="T1">Salary: 5000</text:span></text:p>
          </draw:text-box>
        </draw:frame>
        <draw:frame draw:style-name="gr1" draw:text-style-name="P2" draw:layer="layout" svg:width="3.054cm" svg:height="0.475cm" svg:x="1.1cm" svg:y="4.244cm">
          <draw:text-box>
            <text:p text:style-name="P1"><text:span text:style-name="T1">Expenses: 2500</text:span></text:p>
          </draw:text-box>
        </draw:frame>
        <draw:frame draw:style-name="gr1" draw:text-style-name="P2" draw:layer="layout" svg:width="4.066cm" svg:height="0.475cm" svg:x="1.1cm" svg:y="5.244cm">
          <draw:text-box>
            <text:p text:style-name="P1"><text:span text:style-name="T1">Other transactions: 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5cm" fo:margin-left="1.1cm" fo:margin-right="1.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6-01-24T22:47:02.659000000</dc:date>
    <meta:editing-duration>PT31S</meta:editing-duration>
    <meta:editing-cycles>1</meta:editing-cycles>
    <meta:generator>LibreOffice/7.6.6.3$Windows_X86_64 LibreOffice_project/d97b2716a9a4a2ce1391dee1765565ea469b0ae7</meta:generator>
    <meta:document-statistic meta:object-count="4"/>
  </office:meta>
</office:document-meta>
</file>